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margin-top="0cm" fo:margin-bottom="0cm"/>
    </style:style>
    <style:style style:name="P3" style:family="paragraph" style:parent-style-name="Table_20_Contents">
      <style:paragraph-properties fo:margin-top="0cm" fo:margin-bottom="0cm"/>
    </style:style>
    <style:style style:name="P4" style:family="paragraph" style:parent-style-name="Table_20_Contents">
      <style:paragraph-properties fo:margin-top="0cm" fo:margin-bottom="0cm"/>
      <style:text-properties fo:font-variant="normal" fo:text-transform="none" fo:color="#000000"/>
    </style:style>
    <style:style style:name="P5" style:family="paragraph" style:parent-style-name="Table_20_Contents">
      <style:paragraph-properties fo:margin-top="0cm" fo:margin-bottom="0cm"/>
      <style:text-properties fo:font-variant="normal" fo:text-transform="none" fo:color="#000000" style:font-name="Times New Roman1" fo:font-size="11pt" fo:font-style="normal" fo:font-weight="bold"/>
    </style:style>
    <style:style style:name="P6" style:family="paragraph" style:parent-style-name="Standard">
      <style:text-properties fo:language="el" fo:country="GR"/>
    </style:style>
    <style:style style:name="P7" style:family="paragraph" style:parent-style-name="Heading_20_1" style:master-page-name="HTML">
      <style:paragraph-properties style:page-number="auto"/>
    </style:style>
    <style:style style:name="T1" style:family="text">
      <style:text-properties fo:font-weight="bold"/>
    </style:style>
    <style:style style:name="T2" style:family="text">
      <style:text-properties fo:font-variant="normal" fo:text-transform="none" fo:color="#000000"/>
    </style:style>
    <style:style style:name="T3" style:family="text">
      <style:text-properties fo:font-weight="normal"/>
    </style:style>
    <style:style style:name="T4" style:family="text">
      <style:text-properties fo:font-size="8.25pt"/>
    </style:style>
    <style:style style:name="T5" style:family="text">
      <style:text-properties fo:language="el" fo:country="GR"/>
    </style:style>
    <style:style style:name="T6" style:family="text">
      <style:text-properties fo:language="el" fo:country="GR" fo:font-weight="bold" style:font-weight-asian="bold" style:font-weight-complex="bol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form:form form:name="unnamed0" form:apply-filter="true" form:control-implementation="ooo:com.sun.star.form.component.Form" office:target-frame="" xlink:href="file:///../search" xlink:type="simple">
          <form:properties>
            <form:property form:property-name="PropertyChangeNotificationEnabled" office:value-type="boolean" office:boolean-value="true"/>
          </form:properties>
          <form:hidden form:name="cx" form:control-implementation="ooo:com.sun.star.form.component.HiddenControl" xml:id="control1" form:id="control1" form:value="009245469817848559060:r2g9otu_04y"/>
          <form:hidden form:name="cof" form:control-implementation="ooo:com.sun.star.form.component.HiddenControl" xml:id="control2" form:id="control2" form:value="FORID:10"/>
          <form:hidden form:name="ie" form:control-implementation="ooo:com.sun.star.form.component.HiddenControl" xml:id="control3" form:id="control3" form:value="UTF-8"/>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main">
        <text:p text:style-name="P7">Αρχική</text:p>
        <text:section text:style-name="Sect1" text:name="section_1">
          <text:h text:style-name="Heading_20_2" text:outline-level="2"><text:bookmark text:name="Overview"/>Γενικά</text:h>
          <text:p text:style-name="P6"><text:bookmark text:name="result_box"/>Όταν συνδέεστε στο Sugar, θα δείτε την κεντρική σελίδα. Καρτέλες για άλλα ενθέματα (modules) εμφανίζονται μαζί με την καρτέλα Αρχική. Άλλοι χρήστες δεν έχουν πρόσβαση στην αρχική σελίδα σας. <text:line-break/></text:p>
          <text:p text:style-name="P6">Η αρχική σελίδα εμφανίζει την συλλογή με τα Sugar Dashlets που εμφανίζει πληροφορίες σχετικά με τις δραστηριότητές σας, όπως τις συνεδριάσεις και τις κλήσεις σας. Επίσης, εμφανίζει τις εγγραφές που σας έχουν ανατεθεί όπως λογαριασμοί, ευκαιρίες και διάφορες άλλες περιπτώσεις. Τα Sugar Dashlets αποτελείται από ένα πίνακα με στοιχεία που μπορούν να προσαρμοστούν από τον εκάστοτε χρήστη, που μπορεί να προσθέσει να καταργήσει και να μετακινήσει, σύμφωνα με τις απαιτήσεις του. Για περισσότερες πληροφορίες, ανατρέξτε στο θέμα Διαχείριση των <text:a xlink:type="simple" xlink:href="http://upport.sugarcrm.com/Guides/Application_Guide/Sugar_CommunityEdition/Sugar_Application_Guide_6.3.0/User_Interface#1357521">Sugar Dashlets.</text:a></text:p>
          <text:p text:style-name="Text_20_body"/>
        </text:section>
        <text:section text:style-name="Sect1" text:name="section_2">
          <text:h text:style-name="Heading_20_2" text:outline-level="2"><text:bookmark text:name="Home_page_tabs"/>Καρτέλες Αρχικής Σελίδας</text:h>
          <text:p text:style-name="Text_20_body">Στην Αρχική σελίδα εμφανίζονται οι ακόλουθες καρτέλες:</text:p>
          <text:p text:style-name="Standard"><text:bookmark text:name="result_box1"/><text:span text:style-name="T5"><text:s text:c="24"/>α) </text:span><text:span text:style-name="T6">Οι κλήσεις μου</text:span><text:span text:style-name="T5">. Περιλαμβάνει τις λίστες με τα τηλεφωνήματα που έχουν πραγματοποιηθεί από εσάς ή σας περιλαμβάνουν, συμπεριλαμβανομένου του θέματος της κλήσης, τη διάρκεια, καθώς και την ημερομηνία έναρξης της κλήσης.</text:span></text:p>
          <text:p text:style-name="Standard"><text:span text:style-name="T5"><text:s text:c="24"/>β) </text:span><text:span text:style-name="T6">Οι προοπτικές συνεργασίας (Leads).</text:span><text:span text:style-name="T5"> </text:span><text:bookmark text:name="result_box2"/><text:span text:style-name="T5">Εμφανίζει μια λίστα με τις επαφές που έχετε δημιουργήσει, όπως το όνομα, τον αριθμό τηλεφώνου των επιχειρήσεων, και την ημερομηνία που δημιουργήθηκε.</text:span></text:p>
          <text:p text:style-name="Standard"><text:span text:style-name="T5"><text:s text:c="24"/>γ) </text:span><text:span text:style-name="T6">Οι Κορυφαίες Ανοιχτές Ευκαιρίες</text:span><text:span text:style-name="T5">. Εμφανίζει τις πέντε πρώτες ευκαιρίες ταξινομημένες ως προς το ποσό. Ευκαιρίες με κατάσταση της χαμένης ή της κερδισμένης δεν περιλαμβάνονται. Μπορείτε να εμφανίσετε έως και δέκα ευκαιρίες σε αυτόν τον Dashlet.</text:span></text:p>
          <text:p text:style-name="Standard"><text:span text:style-name="T5"><text:s text:c="24"/>δ) </text:span><text:bookmark text:name="result_box4"/><text:span text:style-name="T6">Οι λογαριασμοί μου</text:span><text:span text:style-name="T5">. Εμφανίζει τους λογαριασμούς που σας έχουν ανατεθεί, συμπεριλαμβανομένων των αριθμών λογαριασμού και τηλεφώνων</text:span></text:p>
          <text:p text:style-name="Standard"><text:span text:style-name="T5"><text:s text:c="24"/>ε) </text:span><text:bookmark text:name="result_box5"/><text:span text:style-name="T6">Οι Ανοικτές υποθέσεις μου</text:span><text:span text:style-name="T5">. Εμφανίζει μια λίστα με τα παράπονα των πελατών που σας έχουν ανατεθεί για την επίλυσή τους, συμπεριλαμβανομένου του αριθμού περίπτωσης,, του θέματος, την προτεραιότητα και την κατάσταση στην οποία βρίσκεται.</text:span></text:p>
          <text:p text:style-name="Standard"><text:span text:style-name="T5"><text:s text:c="22"/>στ) </text:span><text:bookmark text:name="result_box6"/><text:span text:style-name="T6">Η Λίστα δραστηριοτήτων μου</text:span><text:span text:style-name="T5">. Σας ειδοποιεί όταν άλλοι χρήστες δημιουργούν νέες επαφές, προοπτικές συνεργασίας, ευκαιρίες ή υποθέσεις. Μπορείτε επίσης να δείτε τις αναρτήσεις από το Twitter και το Facebook των φίλων σας σε αυτό το Dashlet.</text:span></text:p>
          <text:p text:style-name="Standard"><text:span text:style-name="T5"><text:s text:c="24"/>ζ) </text:span><text:span text:style-name="T6">Τα Emails μου</text:span><text:span text:style-name="T5">. </text:span><text:bookmark text:name="result_box7"/><text:span text:style-name="T5">Εμφανίζει τις λίστες με τα αδιάβαστα μηνύματα ηλεκτρονικού ταχυδρομείου σας, που εισήχθησαν στο Sugar από εξωτερικούς λογαριασμούς email.</text:span></text:p>
          <text:p text:style-name="Standard"><text:span text:style-name="T5"/></text:p>
          <text:p text:style-name="Standard"><text:span text:style-name="T5"/></text:p>
          <text:section text:style-name="Sect1" text:name="section_4">
            <text:p text:style-name="P1"><text:span text:style-name="Strong_20_Emphasis"><text:span text:style-name="T4">Copyright 2004-2011 SugarCRM Inc.</text:span></text:span><text:span text:style-name="T4"> <text:line-break/></text:span><text:a xlink:type="simple" xlink:href="http://www.gnu.org/licenses/agpl-3.0.html" office:target-frame-name="_blank" xlink:show="new"><text:span text:style-name="T4">Community Edition License</text:span></text:a><text:span text:style-name="T4"> </text:span><text:script xlink:href="../../../../assets/js/config.js"/></text:p>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l" fo:country="GR" style:font-size-asian="12pt" style:language-asian="zh" style:country-asian="CN"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el" fo:country="GR" style:font-name-asian="WenQuanYi Micro Hei" style:font-size-asian="12pt" style:language-asian="zh" style:country-asian="CN" style:font-name-complex="Lohit Hind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style:text-properties fo:font-size="6pt"/>
    </style:style>
    <style:style style:name="Text_20_body" style:display-name="Text body" style:family="paragraph" style:parent-style-name="Standard" style:class="text">
      <style:paragraph-properties fo:margin-top="0cm" fo:margin-bottom="0.499cm"/>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Index" style:family="paragraph" style:parent-style-name="Standard" style:class="index">
      <style:paragraph-properties text:number-lines="false" text:line-number="0"/>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List" style:family="paragraph" style:parent-style-name="Text_20_body" style:class="list">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Micro Hei" style:font-size-asian="18pt" style:font-weight-asian="bold" style:font-name-complex="Lohit Hindi"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ome - SugarCRM Support </dc:title>
    <dc:date>2014-07-18T14:29:49</dc:date>
    <meta:generator>LibreOffice/3.5$Linux_X86_64 LibreOffice_project/350m1$Build-2</meta:generator>
    <meta:editing-duration>PT2M43S</meta:editing-duration>
    <meta:editing-cycles>4</meta:editing-cycles>
    <meta:document-statistic meta:table-count="0" meta:image-count="0" meta:object-count="0" meta:page-count="1" meta:paragraph-count="14" meta:word-count="335" meta:character-count="2482" meta:non-whitespace-character-count="1990"/>
    <meta:user-defined meta:name=""/>
    <meta:user-defined meta:name="viewport">width=device-width</meta:user-defined>
  </office:meta>
</office:document-meta>
</file>